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Manual de instalação do webservice do Pollapp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riado por</text:p>
      <text:p text:style-name="P11"/>
      <text:p text:style-name="P11"/>
      <text:p text:style-name="P11">Alexandre Dias</text:p>
      <text:p text:style-name="P11">Daniel Xavi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 que iremos precisar?</text:p>
      <text:p text:style-name="P3"/>
      <text:list xml:id="list574479570" text:style-name="L1">
        <text:list-item>
          <text:p text:style-name="P4">Os códigos fontes do pollapp-webservice;</text:p>
        </text:list-item>
        <text:list-item>
          <text:p text:style-name="P4">Que a máquina onde ficará hospedada tenha o node.js instalada nesta;</text:p>
        </text:list-item>
        <text:list-item>
          <text:p text:style-name="P4">MySQL;</text:p>
        </text:list-item>
        <text:list-item>
          <text:p text:style-name="P4">Dump com informações de criação das tabelas necessárias.</text:p>
        </text:list-item>
      </text:list>
      <text:p text:style-name="P3"/>
      <text:p text:style-name="P3"/>
      <text:p text:style-name="P3">→ Procedimentos de instalação do Node.js</text:p>
      <text:p text:style-name="P3"><text:a xlink:type="simple" xlink:href="http://howtonode.org/how-to-install-nodejs">http://howtonode.org/how-to-install-nodejs</text:a></text:p>
      <text:p text:style-name="P3"/>
      <text:p text:style-name="P3">→ Procedimentos de instalação do MySQL</text:p>
      <text:p text:style-name="P3"><text:a xlink:type="simple" xlink:href="http://www.vivaolinux.com.br/topico/MySQL/instalar-mysql-no-ubuntu">http://www.vivaolinux.com.br/topico/MySQL/instalar-mysql-no-ubuntu</text:a></text:p>
      <text:p text:style-name="P3"/>
      <text:p text:style-name="P3">Caso seja necessária instalação de outras dependências o serviço irá alertar.</text:p>
      <text:p text:style-name="P3"/>
      <text:p text:style-name="P3">→ Procedimento de criação de bando de dados.</text:p>
      <text:p text:style-name="P3"/>
      <text:p text:style-name="P3">Juntamente com o projeto do webservice irá junto um arquivo chamado dump-pollappdb.sql este deve ser importado para um banco de dados preferencialmente em branco.</text:p>
      <text:p text:style-name="P3"/>
      <text:p text:style-name="P3">→ Procedimento de configuração de ambiente do node + pollapp-webservice</text:p>
      <text:p text:style-name="P3"/>
      <text:p text:style-name="P3">1. Na pasta dentro do projeto acesse o diretório /services/db/ e copie e renomeie o arquivo databases.sample.json para databases.json e insira as configurações da máquina hospedeira:</text:p>
      <text:p text:style-name="P3"/>
      <text:p text:style-name="P3">{</text:p>
      <text:p text:style-name="P3"> <text:s text:c="3"/>"mobile": {</text:p>
      <text:p text:style-name="P3"><text:s text:c="12"/>"host": "localhost", #endereço onde o serviço de banco de dados está hospedado</text:p>
      <text:p text:style-name="P3"><text:s text:c="12"/>"user": "", #usuário do banco de dados com acesso ao banco de dados</text:p>
      <text:p text:style-name="P3"><text:s text:c="12"/>"password": "", #senha de acesso deste banco de dados</text:p>
      <text:p text:style-name="P3"><text:s text:c="12"/>"database": "", #nome do banco criado previamente em um passo acima</text:p>
      <text:p text:style-name="P3"><text:s text:c="12"/>"charset": "UTF8",</text:p>
      <text:p text:style-name="P3"><text:s text:c="12"/>"mobile": 1,</text:p>
      <text:p text:style-name="P3"><text:s text:c="4"/>"label" : "pollapp"</text:p>
      <text:p text:style-name="P3"><text:s text:c="4"/>}<text:tab/><text:tab/></text:p>
      <text:p text:style-name="P3">}</text:p>
      <text:p text:style-name="P3"/>
      <text:list xml:id="list1085694782" text:style-name="L2">
        <text:list-item>
          <text:p text:style-name="P5">Para desencargo de consciência rode o comando npm install para instação <text:soft-page-break/>de node_modules referenciados no projeto.</text:p>
        </text:list-item>
      </text:list>
      <text:p text:style-name="P3"/>
      <text:list xml:id="list1145557245" text:style-name="L3">
        <text:list-item>
          <text:p text:style-name="P6">Para executar o sistema rode um dos comandos abaixo:</text:p>
          <text:p text:style-name="P6">node pollapp-webserice/bin/pollapp-webservice.js</text:p>
          <text:p text:style-name="P6">nodejs pollapp-webserice/bin/pollapp-webservice.js</text:p>
        </text:list-item>
      </text:list>
      <text:p text:style-name="P3"><text:tab/></text:p>
      <text:p text:style-name="P3"><text:tab/>Isso depende da configuração de sua máquina.</text:p>
      <text:p text:style-name="P3"/>
      <text:list xml:id="list490385723" text:style-name="L4">
        <text:list-item>
          <text:p text:style-name="P7">O resultado deverá ser algo do tipo</text:p>
          <text:p text:style-name="P7">Carregando arquivo databases.json</text:p>
          <text:p text:style-name="P7">Arquivo carregado. Os bancos sao: {"mobile":{"host":"localhost","user":"","password":"","database":"","charset":"UTF8","mobile":1,"label":"pollapp"}}</text:p>
          <text:p text:style-name="P7">pollapp-webservice listening at <text:a xlink:type="simple" xlink:href="http://localhost:3000/webservice/v1">http://localhost:3000/webservice/v1</text:a></text:p>
        </text:list-item>
      </text:list>
      <text:p text:style-name="P3"/>
      <text:p text:style-name="P3">Para acessar certos serviços do webservice utilize o complemento do browser Google Chrome chamado de POSTMan, execute a instalação deste ou no próprio browser você pode fazer requisições get ou post.</text:p>
      <text:p text:style-name="P3"/>
      <text:p text:style-name="P3">Os tipos são:</text:p>
      <text:p text:style-name="P3"/>
      <text:p text:style-name="P3"><text:a xlink:type="simple" xlink:href="http://localhost:3000/webservice/v1/mobile/certames">http://</text:a><text:a xlink:type="simple" xlink:href="http://localhost:3000/webservice/v1/mobile/certames/voto">&lt;IP_da_rede_onde_webservice_esta&gt;</text:a><text:a xlink:type="simple" xlink:href="http://localhost:3000/webservice/v1/mobile/certames">:3000/webservice/v1/mobile/certames</text:a> (Para acessar os certames válidos)</text:p>
      <text:p text:style-name="P3"/>
      <text:p text:style-name="P3"><text:a xlink:type="simple" xlink:href="http://localhost:3000/webservice/v1/mobile/certames/">http://</text:a><text:a xlink:type="simple" xlink:href="http://localhost:3000/webservice/v1/mobile/certames/voto">&lt;IP_da_rede_onde_webservice_esta&gt;</text:a><text:a xlink:type="simple" xlink:href="http://localhost:3000/webservice/v1/mobile/certames/">:3000/webservice/v1/mobile/certames/</text:a>&lt;id_certame&gt; (Para acessar os candidatos de um determinado certame referenciado pelo ID do mesmo</text:p>
      <text:p text:style-name="P3"/>
      <text:p text:style-name="P3"><text:a xlink:type="simple" xlink:href="http://localhost:3000/webservice/v1/mobile/certames/resultado/">http://</text:a><text:a xlink:type="simple" xlink:href="http://localhost:3000/webservice/v1/mobile/certames/voto">&lt;IP_da_rede_onde_webservice_esta&gt;</text:a><text:a xlink:type="simple" xlink:href="http://localhost:3000/webservice/v1/mobile/certames/resultado/">:3000/webservice/v1/mobile/certames/resultado/</text:a>&lt;id_certame&gt; (Para acessar os resultados prévios de uma determinada votação referenciada pelo seu ID</text:p>
      <text:p text:style-name="P3"/>
      <text:p text:style-name="P3"><text:a xlink:type="simple" xlink:href="http://localhost:3000/webservice/v1/mobile/certames/voto">http://&lt;IP_da_rede_onde_webservice_esta&gt;:3000/webservice/v1/mobile/certames/voto</text:a> (Comando POST para execução de um voto com os parâmetros id_votante, id_candidatos e id_certame sendo passados por parâmetros para realização da votação</text:p>
      <text:p text:style-name="P3"/>
      <text:p text:style-name="P3"/>
      <text:p text:style-name="P3">Apenas isso deverá fazer seu sistema pollapp-webservice funcionando perfeitamente, mas caso haja dúvidas, melhoramentos ou questionamentos envie um e-mail para <text:a xlink:type="simple" xlink:href="mailto:alexandrermd@gmail.com">alexandrermd@gmail.com</text:a> com o assunto: [Pollapp] Problema: Descrição do problema.</text:p>
      <text:p text:style-name="P3"><text:soft-page-break/></text:p>
      <text:p text:style-name="P3"/>
      <text:p text:style-name="P3"/>
      <text:p text:style-name="P3"/>
      <text:p text:style-name="P3"><text:s/></text:p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ussia Dortmund</meta:initial-creator>
    <meta:creation-date>2014-03-26T11:06:44</meta:creation-date>
    <dc:date>2014-03-26T11:28:51</dc:date>
    <dc:creator>Borussia Dortmund</dc:creator>
    <meta:editing-duration>PT5M37S</meta:editing-duration>
    <meta:editing-cycles>1</meta:editing-cycles>
    <meta:document-statistic meta:table-count="0" meta:image-count="0" meta:object-count="0" meta:page-count="4" meta:paragraph-count="47" meta:word-count="374" meta:character-count="3183" meta:non-whitespace-character-count="2757"/>
    <meta:generator>LibreOffice/3.5$Linux_x86 LibreOffice_project/350m1$Build-2</meta:generator>
  </office:meta>
</office:document-meta>
</file>